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, arial"/>
  </office:font-face-decls>
  <office:automatic-styles>
    <style:style style:name="P1" style:family="paragraph" style:parent-style-name="Standard">
      <style:text-properties officeooo:paragraph-rsid="00030baf"/>
    </style:style>
    <style:style style:name="P2" style:family="paragraph" style:parent-style-name="Standard">
      <style:text-properties officeooo:rsid="0003d629" officeooo:paragraph-rsid="0003d629"/>
    </style:style>
    <style:style style:name="P3" style:family="paragraph" style:parent-style-name="Standard">
      <style:text-properties officeooo:rsid="0005a7a2" officeooo:paragraph-rsid="0005a7a2"/>
    </style:style>
    <style:style style:name="P4" style:family="paragraph" style:parent-style-name="Standard">
      <style:text-properties officeooo:paragraph-rsid="0005a7a2"/>
    </style:style>
    <style:style style:name="P5" style:family="paragraph" style:parent-style-name="Standard">
      <style:text-properties fo:font-variant="normal" fo:text-transform="none" fo:color="#31363a" loext:opacity="100%" style:font-name="sans-serif" fo:font-size="12pt" fo:letter-spacing="normal" fo:font-style="normal" fo:font-weight="normal" officeooo:rsid="0005a7a2" officeooo:paragraph-rsid="0005a7a2"/>
    </style:style>
    <style:style style:name="P6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5a7a2" officeooo:paragraph-rsid="00041977" style:font-size-asian="10pt" style:font-style-asian="normal" style:font-weight-asian="normal" style:text-emphasize="none"/>
    </style:style>
    <style:style style:name="P7" style:family="paragraph" style:parent-style-name="Standard">
      <style:text-properties officeooo:paragraph-rsid="000a2475"/>
    </style:style>
    <style:style style:name="P8" style:family="paragraph" style:parent-style-name="Standard">
      <style:text-properties officeooo:rsid="0005a7a2" officeooo:paragraph-rsid="000a2475"/>
    </style:style>
    <style:style style:name="P9" style:family="paragraph" style:parent-style-name="Standard">
      <style:text-properties officeooo:paragraph-rsid="0005a7a2"/>
    </style:style>
    <style:style style:name="T1" style:family="text">
      <style:text-properties officeooo:rsid="00030baf"/>
    </style:style>
    <style:style style:name="T2" style:family="text">
      <style:text-properties officeooo:rsid="0003534f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3534f"/>
    </style:style>
    <style:style style:name="T5" style:family="text">
      <style:text-properties officeooo:rsid="0003d629"/>
    </style:style>
    <style:style style:name="T6" style:family="text">
      <style:text-properties officeooo:rsid="00041977"/>
    </style:style>
    <style:style style:name="T7" style:family="text">
      <style:text-properties officeooo:rsid="0005a7a2"/>
    </style:style>
    <style:style style:name="T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5a7a2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95443" style:font-size-asian="10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text-position="super 58%" style:font-name="Liberation Sans" fo:font-size="10pt" fo:font-style="normal" fo:text-shadow="none" style:text-underline-style="none" fo:font-weight="normal" officeooo:rsid="0005a7a2" style:font-size-asian="10pt" style:font-style-asian="normal" style:font-weight-asian="normal" style:text-emphasize="none"/>
    </style:style>
    <style:style style:name="T12" style:family="text">
      <style:text-properties fo:font-variant="normal" fo:text-transform="none" fo:color="#31363a" loext:opacity="100%" style:font-name="sans-serif" fo:font-size="12pt" fo:letter-spacing="normal" fo:font-style="normal" fo:font-weight="normal"/>
    </style:style>
    <style:style style:name="T13" style:family="text">
      <style:text-properties officeooo:rsid="00064b2f"/>
    </style:style>
    <style:style style:name="T14" style:family="text">
      <style:text-properties style:font-name="Arial" officeooo:rsid="0003534f"/>
    </style:style>
    <style:style style:name="T15" style:family="text">
      <style:text-properties style:font-name="Arial" officeooo:rsid="0005a7a2"/>
    </style:style>
    <style:style style:name="T16" style:family="text">
      <style:text-properties style:font-name="Arial" fo:font-size="10pt" officeooo:rsid="0003534f" style:font-size-asian="10pt" style:font-size-complex="10pt"/>
    </style:style>
    <style:style style:name="T17" style:family="text">
      <style:text-properties style:font-name="Arial" fo:font-size="10pt" officeooo:rsid="0005a7a2" style:font-size-asian="10pt" style:font-size-complex="10pt"/>
    </style:style>
    <style:style style:name="T18" style:family="text">
      <style:text-properties style:font-name="Arial" fo:font-size="10pt" officeooo:rsid="00095443" style:font-size-asian="10pt" style:font-size-complex="10pt"/>
    </style:style>
    <style:style style:name="T19" style:family="text">
      <style:text-properties officeooo:rsid="000a24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mes Steffes</text:p>
      <text:p text:style-name="P3">3409 E. Medicine Lake Blvd.</text:p>
      <text:p text:style-name="P3">Plymouth MN, 55441</text:p>
      <text:p text:style-name="P3"/>
      <text:p text:style-name="P3">December 6<text:span text:style-name="T3">th</text:span>, 2021</text:p>
      <text:p text:style-name="P3"/>
      <text:p text:style-name="P3">Seeger Properties Inc.</text:p>
      <text:p text:style-name="P5">12664 Elm Pkwy</text:p>
      <text:p text:style-name="P3"><text:span text:style-name="T12">Rogers, MN 55374.</text:span> </text:p>
      <text:p text:style-name="Standard"/>
      <text:p text:style-name="Standard">To whom it may concern,</text:p>
      <text:p text:style-name="Standard"/>
      <text:p text:style-name="P1"><text:span text:style-name="T1">F</text:span>rom November 2020 through June 2021, I was a tenant <text:span text:style-name="T1">at Four Seasons Villa, apartment 3310</text:span>. <text:s/>On June 20, 2021 I submitted a <text:span text:style-name="T13">rent </text:span>check numbered 148 <text:span text:style-name="T1">for $919</text:span>. <text:span text:style-name="T1">On the check, I indicated </text:span><text:span text:style-name="T2">the money was</text:span><text:span text:style-name="T1"> for July 2021 </text:span><text:span text:style-name="T2">rent</text:span><text:span text:style-name="T1">. On </text:span>July 1st 2021 management illegally entered my apartment and changed the locks depriving me of my residence and my property. <text:span text:style-name="T2">On November 9</text:span><text:span text:style-name="T4">th</text:span><text:span text:style-name="T2">, 1991, a modified version (</text:span><text:span text:style-name="T16">the </text:span><text:span text:style-name="T17">remark</text:span><text:span text:style-name="T16"> on </text:span><text:span text:style-name="T18">my</text:span><text:span text:style-name="T16"> check noting it was for July rent was wiped out)</text:span><text:span text:style-name="T2"> of my June 20</text:span><text:span text:style-name="T4">th</text:span><text:span text:style-name="T2"> check was submitted and cashed to my Wells Fargo checking account by Seeger properties Inc. This was </text:span><text:span text:style-name="T5">over </text:span><text:span text:style-name="T2">two months </text:span><text:span text:style-name="T5">after I was denied access to my apartment and property.</text:span></text:p>
      <text:p text:style-name="P1"/>
      <text:p text:style-name="P2">I am now demanding compensation for the following items:</text:p>
      <text:p text:style-name="P2"/>
      <text:p text:style-name="P2">$919 for the rent I was charged for an apartment I didn’t occupy.</text:p>
      <text:p text:style-name="P2">$37.50 for the overdraft my bank charged on the wrongly cashed check.</text:p>
      <text:p text:style-name="P2"/>
      <text:p text:style-name="P2">$100 for cash I had in my apartment</text:p>
      <text:p text:style-name="P2">$100 for two Dell laptop computers</text:p>
      <text:p text:style-name="P2">$50 for a computer monitor</text:p>
      <text:p text:style-name="P2">$50 for a Yamaha keyboard </text:p>
      <text:p text:style-name="P2">$500 for a dental pro<text:span text:style-name="T7">s</text:span>thesis.</text:p>
      <text:p text:style-name="P2"/>
      <text:p text:style-name="P2">I also never received my security deposit paid in November 2020.</text:p>
      <text:p text:style-name="P2"/>
      <text:p text:style-name="P7"><text:span text:style-name="T7">To prevent further lawyer and court costs, </text:span><text:span text:style-name="T13">p</text:span><text:span text:style-name="T6">lease mail a check </text:span><text:span text:style-name="T19">to:</text:span></text:p>
      <text:p text:style-name="P7"/>
      <text:p text:style-name="P8">James Steffes</text:p>
      <text:p text:style-name="P8">3409 E. Medicine Lake Blvd.</text:p>
      <text:p text:style-name="P8">Plymouth MN, 55441</text:p>
      <text:p text:style-name="P7"/>
      <text:p text:style-name="P7"><text:span text:style-name="T6">for </text:span><text:span text:style-name="T7">$</text:span><text:span text:style-name="T8">1,706.5 </text:span><text:span text:style-name="T9">(the sum of the items you took and the wrongly cashed check) by December 1</text:span><text:span text:style-name="T10">7</text:span><text:span text:style-name="T11">th</text:span><text:span text:style-name="T9">, 2021.</text:span></text:p>
      <text:p text:style-name="P6"/>
      <text:p text:style-name="P6"/>
      <text:p text:style-name="P4"><text:span text:style-name="T7">I appreciate your prompt attention to these matters and can be reached at my address above, by phone (612-461-2365) or e-mail (</text:span><text:a xlink:type="simple" xlink:href="mailto:jimsteffes@outlook.com" text:style-name="Internet_20_link" text:visited-style-name="Visited_20_Internet_20_Link"><text:span text:style-name="T7">jimsteffes@outlook.com</text:span></text:a><text:span text:style-name="T7">).</text:span></text:p>
      <text:p text:style-name="P3"/>
      <text:p text:style-name="P3">Regards,</text:p>
      <text:p text:style-name="P3"/>
      <text:p text:style-name="P3"/>
      <text:p text:style-name="P4"><text:span text:style-name="T7">Jim Steff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, aria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09:28:35.167000000</meta:creation-date>
    <dc:date>2021-12-07T12:00:55.057000000</dc:date>
    <meta:editing-duration>PT34M59S</meta:editing-duration>
    <meta:editing-cycles>6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26" meta:word-count="283" meta:character-count="1590" meta:non-whitespace-character-count="1330"/>
  </office:meta>
</office:document-meta>
</file>